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19d9f3d" officeooo:paragraph-rsid="0262a30d"/>
    </style:style>
    <style:style style:name="P2" style:family="paragraph" style:parent-style-name="Standard">
      <style:text-properties fo:language="en" fo:country="GB" officeooo:rsid="019d9f3d" officeooo:paragraph-rsid="0271fb31"/>
    </style:style>
    <style:style style:name="P3" style:family="paragraph" style:parent-style-name="Standard">
      <style:text-properties fo:language="en" fo:country="GB" officeooo:rsid="019d9f3d" officeooo:paragraph-rsid="027d8b05"/>
    </style:style>
    <style:style style:name="P4" style:family="paragraph" style:parent-style-name="Standard">
      <style:text-properties fo:language="en" fo:country="GB" officeooo:rsid="01ca0626" officeooo:paragraph-rsid="026edbca"/>
    </style:style>
    <style:style style:name="P5" style:family="paragraph" style:parent-style-name="Standard">
      <style:text-properties fo:language="en" fo:country="GB" officeooo:rsid="01ca0626" officeooo:paragraph-rsid="027b29c5"/>
    </style:style>
    <style:style style:name="P6" style:family="paragraph" style:parent-style-name="Standard">
      <style:text-properties officeooo:paragraph-rsid="027d8b05"/>
    </style:style>
    <style:style style:name="P7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24259e4"/>
    </style:style>
    <style:style style:name="P8" style:family="paragraph" style:parent-style-name="Text_20_body">
      <style:text-properties fo:language="en" fo:country="GB" officeooo:rsid="01b5f3bb" officeooo:paragraph-rsid="023ecfad"/>
    </style:style>
    <style:style style:name="P9" style:family="paragraph" style:parent-style-name="Text_20_body">
      <style:text-properties fo:language="en" fo:country="GB" officeooo:rsid="01b5f3bb" officeooo:paragraph-rsid="027b29c5"/>
    </style:style>
    <style:style style:name="P10" style:family="paragraph" style:parent-style-name="Text_20_body">
      <style:text-properties fo:language="en" fo:country="GB" officeooo:paragraph-rsid="023b472f"/>
    </style:style>
    <style:style style:name="P11" style:family="paragraph" style:parent-style-name="Text_20_body">
      <style:text-properties fo:language="en" fo:country="GB" officeooo:rsid="01cbab9d" officeooo:paragraph-rsid="026edbca"/>
    </style:style>
    <style:style style:name="P12" style:family="paragraph" style:parent-style-name="Text_20_body">
      <style:text-properties fo:language="en" fo:country="GB" officeooo:paragraph-rsid="01dd5d92"/>
    </style:style>
    <style:style style:name="P13" style:family="paragraph" style:parent-style-name="Text_20_body">
      <style:text-properties fo:language="en" fo:country="GB" officeooo:paragraph-rsid="01e59bd5"/>
    </style:style>
    <style:style style:name="P14" style:family="paragraph" style:parent-style-name="Text_20_body">
      <style:text-properties fo:language="en" fo:country="GB" officeooo:paragraph-rsid="02325d29"/>
    </style:style>
    <style:style style:name="P15" style:family="paragraph" style:parent-style-name="Text_20_body">
      <style:text-properties fo:language="en" fo:country="GB" officeooo:paragraph-rsid="026cdcf5"/>
    </style:style>
    <style:style style:name="P16" style:family="paragraph" style:parent-style-name="Text_20_body">
      <style:text-properties fo:language="en" fo:country="GB" officeooo:paragraph-rsid="022181b3"/>
    </style:style>
    <style:style style:name="P17" style:family="paragraph" style:parent-style-name="Text_20_body">
      <style:text-properties fo:language="en" fo:country="GB" officeooo:paragraph-rsid="0271fb31"/>
    </style:style>
    <style:style style:name="P18" style:family="paragraph" style:parent-style-name="Text_20_body">
      <style:text-properties fo:language="en" fo:country="GB" officeooo:paragraph-rsid="027b4757"/>
    </style:style>
    <style:style style:name="P19" style:family="paragraph" style:parent-style-name="Text_20_body">
      <style:text-properties style:use-window-font-color="true" fo:language="en" fo:country="GB" officeooo:paragraph-rsid="026cdcf5"/>
    </style:style>
    <style:style style:name="P20" style:family="paragraph" style:parent-style-name="Heading_20_2">
      <style:text-properties fo:language="en" fo:country="GB" officeooo:paragraph-rsid="01e0e312"/>
    </style:style>
    <style:style style:name="P21" style:family="paragraph" style:parent-style-name="Heading_20_2">
      <style:text-properties fo:language="en" fo:country="GB" officeooo:rsid="026982c7" officeooo:paragraph-rsid="026982c7"/>
    </style:style>
    <style:style style:name="P22" style:family="paragraph" style:parent-style-name="Heading_20_2">
      <style:text-properties fo:language="en" fo:country="GB" officeooo:rsid="026cdcf5" officeooo:paragraph-rsid="026cdcf5"/>
    </style:style>
    <style:style style:name="P23" style:family="paragraph" style:parent-style-name="Heading_20_2">
      <style:text-properties fo:language="en" fo:country="GB" officeooo:paragraph-rsid="0270620c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Standard">
      <style:text-properties officeooo:paragraph-rsid="027e9d6f"/>
    </style:style>
    <style:style style:name="P26" style:family="paragraph" style:parent-style-name="Standard">
      <style:text-properties fo:language="en" fo:country="GB" officeooo:rsid="01ae50ff" officeooo:paragraph-rsid="028a3423"/>
    </style:style>
    <style:style style:name="P27" style:family="paragraph" style:parent-style-name="Standard">
      <style:text-properties fo:language="en" fo:country="GB" officeooo:rsid="01ae50ff" officeooo:paragraph-rsid="028fc5cb"/>
    </style:style>
    <style:style style:name="P28" style:family="paragraph" style:parent-style-name="Text_20_body">
      <style:text-properties fo:language="en" fo:country="GB" officeooo:rsid="01cbab9d" officeooo:paragraph-rsid="028638db"/>
    </style:style>
    <style:style style:name="P29" style:family="paragraph" style:parent-style-name="Text_20_body">
      <style:text-properties fo:language="en" fo:country="GB" officeooo:paragraph-rsid="02882ee2"/>
    </style:style>
    <style:style style:name="P30" style:family="paragraph" style:parent-style-name="Text_20_body">
      <style:text-properties fo:language="en" fo:country="GB" officeooo:rsid="01b5f3bb" officeooo:paragraph-rsid="02884b54"/>
    </style:style>
    <style:style style:name="P31" style:family="paragraph" style:parent-style-name="Text_20_body">
      <style:text-properties fo:language="en" fo:country="GB" officeooo:rsid="01cbab9d" officeooo:paragraph-rsid="0206791c" fo:background-color="#ffff00"/>
    </style:style>
    <style:style style:name="P32" style:family="paragraph" style:parent-style-name="Text_20_body">
      <style:text-properties fo:language="en" fo:country="GB" officeooo:paragraph-rsid="028b25a8"/>
    </style:style>
    <style:style style:name="P33" style:family="paragraph" style:parent-style-name="Text_20_body">
      <style:text-properties fo:language="en" fo:country="GB" officeooo:paragraph-rsid="028d3fc4"/>
    </style:style>
    <style:style style:name="P34" style:family="paragraph" style:parent-style-name="Text_20_body">
      <style:text-properties fo:language="en" fo:country="US" officeooo:rsid="00d3b397" officeooo:paragraph-rsid="02882ee2"/>
    </style:style>
    <style:style style:name="P35" style:family="paragraph" style:parent-style-name="Text_20_body">
      <style:text-properties fo:language="en" fo:country="US" officeooo:paragraph-rsid="028a3423"/>
    </style:style>
    <style:style style:name="P36" style:family="paragraph" style:parent-style-name="Text_20_body">
      <style:text-properties fo:language="en" fo:country="US" officeooo:paragraph-rsid="028d3fc4"/>
    </style:style>
    <style:style style:name="P37" style:family="paragraph" style:parent-style-name="Text_20_body">
      <style:text-properties style:use-window-font-color="true" fo:language="en" fo:country="US" officeooo:rsid="0059de9a" officeooo:paragraph-rsid="028a3423"/>
    </style:style>
    <style:style style:name="P38" style:family="paragraph" style:parent-style-name="Text_20_body">
      <style:text-properties style:use-window-font-color="true" fo:language="en" fo:country="GB" officeooo:rsid="019d9f3d" officeooo:paragraph-rsid="026cdcf5"/>
    </style:style>
    <style:style style:name="P39" style:family="paragraph" style:parent-style-name="Text_20_body">
      <style:text-properties officeooo:paragraph-rsid="028a3423"/>
    </style:style>
    <style:style style:name="P40" style:family="paragraph" style:parent-style-name="Heading_20_2">
      <style:text-properties fo:language="en" fo:country="GB" officeooo:paragraph-rsid="028638db"/>
    </style:style>
    <style:style style:name="P41" style:family="paragraph" style:parent-style-name="Heading_20_2">
      <style:text-properties fo:language="en" fo:country="GB" officeooo:rsid="028a3423" officeooo:paragraph-rsid="028a3423"/>
    </style:style>
    <style:style style:name="P42" style:family="paragraph" style:parent-style-name="Heading_20_2">
      <style:text-properties fo:language="en" fo:country="US" officeooo:paragraph-rsid="028a3423"/>
    </style:style>
    <style:style style:name="P43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44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45" style:family="paragraph" style:parent-style-name="Header">
      <style:text-properties officeooo:paragraph-rsid="027e9d6f"/>
    </style:style>
    <style:style style:name="P46" style:family="paragraph" style:parent-style-name="Footer">
      <style:text-properties fo:language="en" fo:country="US" officeooo:paragraph-rsid="027e9d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23ef" style:font-weight-asian="normal" style:font-weight-complex="normal"/>
    </style:style>
    <style:style style:name="T3" style:family="text">
      <style:text-properties fo:font-weight="normal" officeooo:rsid="01a0b465" style:font-weight-asian="normal" style:font-weight-complex="normal"/>
    </style:style>
    <style:style style:name="T4" style:family="text">
      <style:text-properties fo:font-weight="normal" officeooo:rsid="01a50cff" style:font-weight-asian="normal" style:font-weight-complex="normal"/>
    </style:style>
    <style:style style:name="T5" style:family="text">
      <style:text-properties fo:font-weight="normal" officeooo:rsid="01a6d6b0" style:font-weight-asian="normal" style:font-weight-complex="normal"/>
    </style:style>
    <style:style style:name="T6" style:family="text">
      <style:text-properties fo:font-weight="normal" officeooo:rsid="01b915aa" style:font-weight-asian="normal" style:font-weight-complex="normal"/>
    </style:style>
    <style:style style:name="T7" style:family="text">
      <style:text-properties fo:font-weight="normal" officeooo:rsid="01bae9ee" style:font-weight-asian="normal" style:font-weight-complex="normal"/>
    </style:style>
    <style:style style:name="T8" style:family="text">
      <style:text-properties fo:font-weight="normal" officeooo:rsid="01be87fb" style:font-weight-asian="normal" style:font-weight-complex="normal"/>
    </style:style>
    <style:style style:name="T9" style:family="text">
      <style:text-properties fo:font-weight="normal" officeooo:rsid="01e1c175" style:font-weight-asian="normal" style:font-weight-complex="normal"/>
    </style:style>
    <style:style style:name="T10" style:family="text">
      <style:text-properties fo:font-weight="normal" officeooo:rsid="01e209c2" style:font-weight-asian="normal" style:font-weight-complex="normal"/>
    </style:style>
    <style:style style:name="T11" style:family="text">
      <style:text-properties fo:font-weight="normal" officeooo:rsid="01e3111b" style:font-weight-asian="normal" style:font-weight-complex="normal"/>
    </style:style>
    <style:style style:name="T12" style:family="text">
      <style:text-properties fo:font-weight="normal" officeooo:rsid="0223d127" style:font-weight-asian="normal" style:font-weight-complex="normal"/>
    </style:style>
    <style:style style:name="T13" style:family="text">
      <style:text-properties fo:font-weight="normal" officeooo:rsid="02244704" style:font-weight-asian="normal" style:font-weight-complex="normal"/>
    </style:style>
    <style:style style:name="T14" style:family="text">
      <style:text-properties fo:font-weight="normal" officeooo:rsid="01ec17bf" style:font-weight-asian="normal" style:font-weight-complex="normal"/>
    </style:style>
    <style:style style:name="T15" style:family="text">
      <style:text-properties fo:font-weight="normal" officeooo:rsid="01ec3b45" style:font-weight-asian="normal" style:font-weight-complex="normal"/>
    </style:style>
    <style:style style:name="T16" style:family="text">
      <style:text-properties fo:font-weight="normal" officeooo:rsid="01edfbc4" style:font-weight-asian="normal" style:font-weight-complex="normal"/>
    </style:style>
    <style:style style:name="T17" style:family="text">
      <style:text-properties fo:font-weight="normal" officeooo:rsid="01ef15af" style:font-weight-asian="normal" style:font-weight-complex="normal"/>
    </style:style>
    <style:style style:name="T18" style:family="text">
      <style:text-properties fo:font-weight="normal" officeooo:rsid="01f23e38" style:font-weight-asian="normal" style:font-weight-complex="normal"/>
    </style:style>
    <style:style style:name="T19" style:family="text">
      <style:text-properties fo:font-weight="normal" officeooo:rsid="01f35faa" style:font-weight-asian="normal" style:font-weight-complex="normal"/>
    </style:style>
    <style:style style:name="T20" style:family="text">
      <style:text-properties fo:font-weight="normal" officeooo:rsid="01ef5b76" style:font-weight-asian="normal" style:font-weight-complex="normal"/>
    </style:style>
    <style:style style:name="T21" style:family="text">
      <style:text-properties fo:font-weight="normal" officeooo:rsid="01ca0626" style:font-weight-asian="normal" style:font-weight-complex="normal"/>
    </style:style>
    <style:style style:name="T22" style:family="text">
      <style:text-properties fo:font-weight="normal" officeooo:rsid="022d77f3" style:font-weight-asian="normal" style:font-weight-complex="normal"/>
    </style:style>
    <style:style style:name="T23" style:family="text">
      <style:text-properties fo:font-weight="normal" officeooo:rsid="01f9a967" style:font-weight-asian="normal" style:font-weight-complex="normal"/>
    </style:style>
    <style:style style:name="T24" style:family="text">
      <style:text-properties fo:font-weight="normal" officeooo:rsid="022ac6f0" style:font-weight-asian="normal" style:font-weight-complex="normal"/>
    </style:style>
    <style:style style:name="T25" style:family="text">
      <style:text-properties fo:font-weight="normal" officeooo:rsid="02266706" style:font-weight-asian="normal" style:font-weight-complex="normal"/>
    </style:style>
    <style:style style:name="T26" style:family="text">
      <style:text-properties fo:font-weight="normal" officeooo:rsid="02261089" style:font-weight-asian="normal" style:font-weight-complex="normal"/>
    </style:style>
    <style:style style:name="T27" style:family="text">
      <style:text-properties fo:font-weight="normal" officeooo:rsid="022e2190" style:font-weight-asian="normal" style:font-weight-complex="normal"/>
    </style:style>
    <style:style style:name="T28" style:family="text">
      <style:text-properties fo:font-weight="normal" officeooo:rsid="0227db6a" style:font-weight-asian="normal" style:font-weight-complex="normal"/>
    </style:style>
    <style:style style:name="T29" style:family="text">
      <style:text-properties fo:font-weight="normal" officeooo:rsid="01a2a6a7" style:font-weight-asian="normal" style:font-weight-complex="normal"/>
    </style:style>
    <style:style style:name="T30" style:family="text">
      <style:text-properties fo:font-weight="normal" officeooo:rsid="02664913" style:font-weight-asian="normal" style:font-weight-complex="normal"/>
    </style:style>
    <style:style style:name="T31" style:family="text">
      <style:text-properties fo:font-weight="normal" officeooo:rsid="026edbca" style:font-weight-asian="normal" style:font-weight-complex="normal"/>
    </style:style>
    <style:style style:name="T32" style:family="text">
      <style:text-properties fo:font-weight="normal" officeooo:rsid="00fff46b" style:font-weight-asian="normal" style:font-weight-complex="normal"/>
    </style:style>
    <style:style style:name="T33" style:family="text">
      <style:text-properties fo:font-weight="normal" officeooo:rsid="02824485" style:font-weight-asian="normal" style:font-weight-complex="normal"/>
    </style:style>
    <style:style style:name="T34" style:family="text">
      <style:text-properties fo:font-weight="normal" officeooo:rsid="0284c066" style:font-weight-asian="normal" style:font-weight-complex="normal"/>
    </style:style>
    <style:style style:name="T35" style:family="text">
      <style:text-properties fo:font-weight="normal" officeooo:rsid="02884b54" style:font-weight-asian="normal" style:font-weight-complex="normal"/>
    </style:style>
    <style:style style:name="T36" style:family="text">
      <style:text-properties fo:font-weight="normal" officeooo:rsid="028d3fc4" style:font-weight-asian="normal" style:font-weight-complex="normal"/>
    </style:style>
    <style:style style:name="T37" style:family="text">
      <style:text-properties fo:font-weight="normal" officeooo:rsid="028eebf9" style:font-weight-asian="normal" style:font-weight-complex="normal"/>
    </style:style>
    <style:style style:name="T38" style:family="text">
      <style:text-properties fo:font-weight="normal" officeooo:rsid="028fc5cb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1a2a6a7" style:font-weight-asian="bold" style:font-weight-complex="bold"/>
    </style:style>
    <style:style style:name="T41" style:family="text">
      <style:text-properties fo:font-weight="bold" officeooo:rsid="01ecd187" style:font-weight-asian="bold" style:font-weight-complex="bold"/>
    </style:style>
    <style:style style:name="T42" style:family="text">
      <style:text-properties fo:font-weight="bold" officeooo:rsid="01bae9ee" style:font-weight-asian="bold" style:font-weight-complex="bold"/>
    </style:style>
    <style:style style:name="T43" style:family="text">
      <style:text-properties fo:font-weight="bold" officeooo:rsid="01e1c175" style:font-weight-asian="bold" style:font-weight-complex="bold"/>
    </style:style>
    <style:style style:name="T44" style:family="text">
      <style:text-properties fo:font-weight="bold" officeooo:rsid="01aedf89" style:font-weight-asian="bold" style:font-weight-complex="bold"/>
    </style:style>
    <style:style style:name="T45" style:family="text">
      <style:text-properties fo:font-weight="bold" officeooo:rsid="01a9daf3" style:font-weight-asian="bold" style:font-weight-complex="bold"/>
    </style:style>
    <style:style style:name="T46" style:family="text">
      <style:text-properties fo:font-weight="bold" officeooo:rsid="002c68fc" style:font-weight-asian="bold" style:font-weight-complex="bold"/>
    </style:style>
    <style:style style:name="T47" style:family="text">
      <style:text-properties fo:font-weight="bold" officeooo:rsid="019f4a05" style:font-weight-asian="bold" style:font-weight-complex="bold"/>
    </style:style>
    <style:style style:name="T48" style:family="text">
      <style:text-properties fo:font-weight="bold" officeooo:rsid="01d36b8d" style:font-weight-asian="bold" style:font-weight-complex="bold"/>
    </style:style>
    <style:style style:name="T49" style:family="text">
      <style:text-properties fo:font-weight="bold" officeooo:rsid="01aca09f" style:font-weight-asian="bold" style:font-weight-complex="bold"/>
    </style:style>
    <style:style style:name="T50" style:family="text">
      <style:text-properties fo:font-weight="bold" officeooo:rsid="0200b981" style:font-weight-asian="bold" style:font-weight-complex="bold"/>
    </style:style>
    <style:style style:name="T51" style:family="text">
      <style:text-properties fo:font-weight="bold" officeooo:rsid="01ae50ff" style:font-weight-asian="bold" style:font-weight-complex="bold"/>
    </style:style>
    <style:style style:name="T52" style:family="text">
      <style:text-properties fo:font-weight="bold" officeooo:rsid="0229efa2" style:font-weight-asian="bold" style:font-weight-complex="bold"/>
    </style:style>
    <style:style style:name="T53" style:family="text">
      <style:text-properties fo:font-weight="bold" officeooo:rsid="01ef15af" style:font-weight-asian="bold" style:font-weight-complex="bold"/>
    </style:style>
    <style:style style:name="T54" style:family="text">
      <style:text-properties fo:font-weight="bold" officeooo:rsid="01edfbc4" style:font-weight-asian="bold" style:font-weight-complex="bold"/>
    </style:style>
    <style:style style:name="T55" style:family="text">
      <style:text-properties fo:font-weight="bold" officeooo:rsid="01ec3b45" style:font-weight-asian="bold" style:font-weight-complex="bold"/>
    </style:style>
    <style:style style:name="T56" style:family="text">
      <style:text-properties fo:font-weight="bold" officeooo:rsid="01f44db3" style:font-weight-asian="bold" style:font-weight-complex="bold"/>
    </style:style>
    <style:style style:name="T57" style:family="text">
      <style:text-properties fo:font-weight="bold" officeooo:rsid="024b360e" style:font-weight-asian="bold" style:font-weight-complex="bold"/>
    </style:style>
    <style:style style:name="T58" style:family="text">
      <style:text-properties fo:font-weight="bold" officeooo:rsid="01f9a967" style:font-weight-asian="bold" style:font-weight-complex="bold"/>
    </style:style>
    <style:style style:name="T59" style:family="text">
      <style:text-properties fo:font-weight="bold" officeooo:rsid="01f23e38" style:font-weight-asian="bold" style:font-weight-complex="bold"/>
    </style:style>
    <style:style style:name="T60" style:family="text">
      <style:text-properties fo:font-weight="bold" officeooo:rsid="02884b54" style:font-weight-asian="bold" style:font-weight-complex="bold"/>
    </style:style>
    <style:style style:name="T61" style:family="text">
      <style:text-properties fo:font-weight="bold" officeooo:rsid="028a3423" style:font-weight-asian="bold" style:font-weight-complex="bold"/>
    </style:style>
    <style:style style:name="T62" style:family="text">
      <style:text-properties officeooo:rsid="019f4a05"/>
    </style:style>
    <style:style style:name="T63" style:family="text">
      <style:text-properties officeooo:rsid="01a0b465"/>
    </style:style>
    <style:style style:name="T64" style:family="text">
      <style:text-properties officeooo:rsid="003ab351"/>
    </style:style>
    <style:style style:name="T65" style:family="text">
      <style:text-properties officeooo:rsid="003b04c8"/>
    </style:style>
    <style:style style:name="T66" style:family="text">
      <style:text-properties officeooo:rsid="01a2a6a7"/>
    </style:style>
    <style:style style:name="T67" style:family="text">
      <style:text-properties officeooo:rsid="01a6d6b0"/>
    </style:style>
    <style:style style:name="T68" style:family="text">
      <style:text-properties officeooo:rsid="01a8b822"/>
    </style:style>
    <style:style style:name="T69" style:family="text">
      <style:text-properties officeooo:rsid="002c68fc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officeooo:rsid="009a3ca4"/>
    </style:style>
    <style:style style:name="T72" style:family="text">
      <style:text-properties style:use-window-font-color="true" officeooo:rsid="002c68fc"/>
    </style:style>
    <style:style style:name="T73" style:family="text">
      <style:text-properties style:use-window-font-color="true" officeooo:rsid="01c64a07"/>
    </style:style>
    <style:style style:name="T74" style:family="text">
      <style:text-properties style:use-window-font-color="true" fo:font-weight="bold" officeooo:rsid="01c64a07" style:font-weight-asian="bold" style:font-weight-complex="bold"/>
    </style:style>
    <style:style style:name="T75" style:family="text">
      <style:text-properties style:use-window-font-color="true" fo:font-weight="bold" officeooo:rsid="021922e3" style:font-weight-asian="bold" style:font-weight-complex="bold"/>
    </style:style>
    <style:style style:name="T76" style:family="text">
      <style:text-properties style:use-window-font-color="true" fo:font-weight="bold" officeooo:rsid="01c3e1e0" style:font-weight-asian="bold" style:font-weight-complex="bold"/>
    </style:style>
    <style:style style:name="T77" style:family="text">
      <style:text-properties style:use-window-font-color="true" fo:font-weight="bold" officeooo:rsid="0205c593" style:font-weight-asian="bold" style:font-weight-complex="bold"/>
    </style:style>
    <style:style style:name="T78" style:family="text">
      <style:text-properties style:use-window-font-color="true" fo:font-weight="bold" officeooo:rsid="004c9699" style:font-weight-asian="bold" style:font-weight-complex="bold"/>
    </style:style>
    <style:style style:name="T79" style:family="text">
      <style:text-properties style:use-window-font-color="true" fo:font-weight="bold" officeooo:rsid="004fb46e" style:font-weight-asian="bold" style:font-weight-complex="bold"/>
    </style:style>
    <style:style style:name="T80" style:family="text">
      <style:text-properties style:use-window-font-color="true" fo:font-weight="bold" officeooo:rsid="01a9daf3" style:font-weight-asian="bold" style:font-weight-complex="bold"/>
    </style:style>
    <style:style style:name="T81" style:family="text">
      <style:text-properties style:use-window-font-color="true" fo:font-weight="bold" officeooo:rsid="023ecfad" style:font-weight-asian="bold" style:font-weight-complex="bold"/>
    </style:style>
    <style:style style:name="T82" style:family="text">
      <style:text-properties style:use-window-font-color="true" fo:font-weight="bold" officeooo:rsid="023c6810" style:font-weight-asian="bold" style:font-weight-complex="bold"/>
    </style:style>
    <style:style style:name="T83" style:family="text">
      <style:text-properties style:use-window-font-color="true" fo:font-weight="bold" officeooo:rsid="0074c792" style:font-weight-asian="bold" style:font-weight-complex="bold"/>
    </style:style>
    <style:style style:name="T84" style:family="text">
      <style:text-properties style:use-window-font-color="true" fo:font-weight="bold" officeooo:rsid="00bc0794" style:font-weight-asian="bold" style:font-weight-complex="bold"/>
    </style:style>
    <style:style style:name="T85" style:family="text">
      <style:text-properties style:use-window-font-color="true" officeooo:rsid="01c3e1e0"/>
    </style:style>
    <style:style style:name="T86" style:family="text">
      <style:text-properties style:use-window-font-color="true" officeooo:rsid="021faade"/>
    </style:style>
    <style:style style:name="T87" style:family="text">
      <style:text-properties style:use-window-font-color="true" officeooo:rsid="021922e3"/>
    </style:style>
    <style:style style:name="T88" style:family="text">
      <style:text-properties style:use-window-font-color="true" officeooo:rsid="01d3684b"/>
    </style:style>
    <style:style style:name="T89" style:family="text">
      <style:text-properties style:use-window-font-color="true" officeooo:rsid="0205c593"/>
    </style:style>
    <style:style style:name="T90" style:family="text">
      <style:text-properties style:use-window-font-color="true" officeooo:rsid="004c9699"/>
    </style:style>
    <style:style style:name="T91" style:family="text">
      <style:text-properties style:use-window-font-color="true" officeooo:rsid="01ecd187"/>
    </style:style>
    <style:style style:name="T92" style:family="text">
      <style:text-properties style:use-window-font-color="true" officeooo:rsid="01a9daf3"/>
    </style:style>
    <style:style style:name="T93" style:family="text">
      <style:text-properties style:use-window-font-color="true" officeooo:rsid="004fb46e"/>
    </style:style>
    <style:style style:name="T94" style:family="text">
      <style:text-properties style:use-window-font-color="true" officeooo:rsid="01b1654a"/>
    </style:style>
    <style:style style:name="T95" style:family="text">
      <style:text-properties style:use-window-font-color="true" fo:font-weight="normal" officeooo:rsid="01a9daf3" style:font-weight-asian="normal" style:font-weight-complex="normal"/>
    </style:style>
    <style:style style:name="T96" style:family="text">
      <style:text-properties style:use-window-font-color="true" fo:font-weight="normal" officeooo:rsid="01f72f3f" style:font-weight-asian="normal" style:font-weight-complex="normal"/>
    </style:style>
    <style:style style:name="T97" style:family="text">
      <style:text-properties style:use-window-font-color="true" fo:font-weight="normal" officeooo:rsid="01bae9ee" style:font-weight-asian="normal" style:font-weight-complex="normal"/>
    </style:style>
    <style:style style:name="T98" style:family="text">
      <style:text-properties style:use-window-font-color="true" fo:font-weight="normal" officeooo:rsid="0237f699" style:font-weight-asian="normal" style:font-weight-complex="normal"/>
    </style:style>
    <style:style style:name="T99" style:family="text">
      <style:text-properties style:use-window-font-color="true" fo:font-weight="normal" officeooo:rsid="023c6810" style:font-weight-asian="normal" style:font-weight-complex="normal"/>
    </style:style>
    <style:style style:name="T100" style:family="text">
      <style:text-properties style:use-window-font-color="true" fo:font-weight="normal" officeooo:rsid="023b1555" style:font-weight-asian="normal" style:font-weight-complex="normal"/>
    </style:style>
    <style:style style:name="T101" style:family="text">
      <style:text-properties style:use-window-font-color="true" fo:font-weight="normal" officeooo:rsid="023ce76f" style:font-weight-asian="normal" style:font-weight-complex="normal"/>
    </style:style>
    <style:style style:name="T102" style:family="text">
      <style:text-properties style:use-window-font-color="true" fo:font-weight="normal" officeooo:rsid="023ecfad" style:font-weight-asian="normal" style:font-weight-complex="normal"/>
    </style:style>
    <style:style style:name="T103" style:family="text">
      <style:text-properties style:use-window-font-color="true" fo:font-weight="normal" officeooo:rsid="00318ed6" style:font-weight-asian="normal" style:font-weight-complex="normal"/>
    </style:style>
    <style:style style:name="T104" style:family="text">
      <style:text-properties style:use-window-font-color="true" fo:font-weight="normal" officeooo:rsid="002c7a2e" style:font-weight-asian="normal" style:font-weight-complex="normal"/>
    </style:style>
    <style:style style:name="T105" style:family="text">
      <style:text-properties style:use-window-font-color="true" fo:font-weight="normal" officeooo:rsid="0260bca2" style:font-weight-asian="normal" style:font-weight-complex="normal"/>
    </style:style>
    <style:style style:name="T106" style:family="text">
      <style:text-properties style:use-window-font-color="true" fo:font-weight="normal" officeooo:rsid="027d8b05" style:font-weight-asian="normal" style:font-weight-complex="normal"/>
    </style:style>
    <style:style style:name="T107" style:family="text">
      <style:text-properties style:use-window-font-color="true" officeooo:rsid="0235c63c"/>
    </style:style>
    <style:style style:name="T108" style:family="text">
      <style:text-properties style:use-window-font-color="true" officeooo:rsid="02362a0f"/>
    </style:style>
    <style:style style:name="T109" style:family="text">
      <style:text-properties style:use-window-font-color="true" officeooo:rsid="019d9f3d"/>
    </style:style>
    <style:style style:name="T110" style:family="text">
      <style:text-properties style:use-window-font-color="true" officeooo:rsid="023b472f"/>
    </style:style>
    <style:style style:name="T111" style:family="text">
      <style:text-properties style:use-window-font-color="true" officeooo:rsid="021d625c"/>
    </style:style>
    <style:style style:name="T112" style:family="text">
      <style:text-properties style:use-window-font-color="true" officeooo:rsid="013faad5"/>
    </style:style>
    <style:style style:name="T113" style:family="text">
      <style:text-properties style:use-window-font-color="true" officeooo:rsid="00d900a0"/>
    </style:style>
    <style:style style:name="T114" style:family="text">
      <style:text-properties style:use-window-font-color="true" officeooo:rsid="027b4757"/>
    </style:style>
    <style:style style:name="T115" style:family="text">
      <style:text-properties style:use-window-font-color="true" officeooo:rsid="0273b587"/>
    </style:style>
    <style:style style:name="T116" style:family="text">
      <style:text-properties style:use-window-font-color="true" officeooo:rsid="027d8b05"/>
    </style:style>
    <style:style style:name="T117" style:family="text">
      <style:text-properties style:use-window-font-color="true" officeooo:rsid="027e2898"/>
    </style:style>
    <style:style style:name="T118" style:family="text">
      <style:text-properties style:use-window-font-color="true" fo:language="en" fo:country="US" officeooo:rsid="00d900a0"/>
    </style:style>
    <style:style style:name="T119" style:family="text">
      <style:text-properties style:use-window-font-color="true" fo:language="en" fo:country="US" officeooo:rsid="014d9878"/>
    </style:style>
    <style:style style:name="T120" style:family="text">
      <style:text-properties style:use-window-font-color="true" fo:language="en" fo:country="US" officeooo:rsid="01c64a07"/>
    </style:style>
    <style:style style:name="T121" style:family="text">
      <style:text-properties style:use-window-font-color="true" fo:language="en" fo:country="US" officeooo:rsid="0059de9a"/>
    </style:style>
    <style:style style:name="T122" style:family="text">
      <style:text-properties style:use-window-font-color="true" fo:language="en" fo:country="US" officeooo:rsid="01653cc0"/>
    </style:style>
    <style:style style:name="T123" style:family="text">
      <style:text-properties style:use-window-font-color="true" fo:language="en" fo:country="US" officeooo:rsid="0072ed61"/>
    </style:style>
    <style:style style:name="T124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125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126" style:family="text">
      <style:text-properties style:use-window-font-color="true" fo:language="en" fo:country="US" officeooo:rsid="0162d931"/>
    </style:style>
    <style:style style:name="T127" style:family="text">
      <style:text-properties style:use-window-font-color="true" fo:language="en" fo:country="GB" officeooo:rsid="026cdcf5"/>
    </style:style>
    <style:style style:name="T128" style:family="text">
      <style:text-properties style:use-window-font-color="true" officeooo:rsid="014b0013"/>
    </style:style>
    <style:style style:name="T129" style:family="text">
      <style:text-properties style:use-window-font-color="true" officeooo:rsid="0059de9a"/>
    </style:style>
    <style:style style:name="T130" style:family="text">
      <style:text-properties style:use-window-font-color="true" officeooo:rsid="0074c792"/>
    </style:style>
    <style:style style:name="T131" style:family="text">
      <style:text-properties officeooo:rsid="01a9daf3"/>
    </style:style>
    <style:style style:name="T132" style:family="text">
      <style:text-properties officeooo:rsid="01ae50ff"/>
    </style:style>
    <style:style style:name="T133" style:family="text">
      <style:text-properties officeooo:rsid="01b5f3bb"/>
    </style:style>
    <style:style style:name="T134" style:family="text">
      <style:text-properties officeooo:rsid="01bf972e"/>
    </style:style>
    <style:style style:name="T135" style:family="text">
      <style:text-properties officeooo:rsid="01c64a07"/>
    </style:style>
    <style:style style:name="T136" style:family="text">
      <style:text-properties officeooo:rsid="01cbab9d"/>
    </style:style>
    <style:style style:name="T137" style:family="text">
      <style:text-properties officeooo:rsid="01aca09f"/>
    </style:style>
    <style:style style:name="T138" style:family="text">
      <style:text-properties officeooo:rsid="01d03af6"/>
    </style:style>
    <style:style style:name="T139" style:family="text">
      <style:text-properties officeooo:rsid="01d36b8d"/>
    </style:style>
    <style:style style:name="T140" style:family="text">
      <style:text-properties officeooo:rsid="01d71c07"/>
    </style:style>
    <style:style style:name="T141" style:family="text">
      <style:text-properties officeooo:rsid="01ecd187"/>
    </style:style>
    <style:style style:name="T142" style:family="text">
      <style:text-properties officeooo:rsid="0200b981"/>
    </style:style>
    <style:style style:name="T143" style:family="text">
      <style:text-properties officeooo:rsid="0223d127"/>
    </style:style>
    <style:style style:name="T144" style:family="text">
      <style:text-properties officeooo:rsid="00a91991"/>
    </style:style>
    <style:style style:name="T145" style:family="text">
      <style:text-properties officeooo:rsid="02444870"/>
    </style:style>
    <style:style style:name="T146" style:family="text">
      <style:text-properties fo:language="en" fo:country="GB"/>
    </style:style>
    <style:style style:name="T147" style:family="text">
      <style:text-properties fo:language="en" fo:country="GB" officeooo:rsid="019d9f3d"/>
    </style:style>
    <style:style style:name="T148" style:family="text">
      <style:text-properties fo:language="en" fo:country="GB" officeooo:rsid="01cbab9d"/>
    </style:style>
    <style:style style:name="T149" style:family="text">
      <style:text-properties fo:language="en" fo:country="GB" officeooo:rsid="01c64a07"/>
    </style:style>
    <style:style style:name="T150" style:family="text">
      <style:text-properties fo:language="en" fo:country="GB" fo:font-weight="bold" officeooo:rsid="0273b587" style:font-weight-asian="bold" style:font-weight-complex="bold"/>
    </style:style>
    <style:style style:name="T151" style:family="text">
      <style:text-properties fo:language="en" fo:country="GB" fo:font-weight="bold" officeooo:rsid="01b3b654" style:font-weight-asian="bold" style:font-weight-complex="bold"/>
    </style:style>
    <style:style style:name="T152" style:family="text">
      <style:text-properties fo:language="en" fo:country="GB" fo:font-weight="bold" officeooo:rsid="0274babb" style:font-weight-asian="bold" style:font-weight-complex="bold"/>
    </style:style>
    <style:style style:name="T153" style:family="text">
      <style:text-properties fo:language="en" fo:country="GB" fo:font-weight="bold" officeooo:rsid="027d8b05" style:font-weight-asian="bold" style:font-weight-complex="bold"/>
    </style:style>
    <style:style style:name="T154" style:family="text">
      <style:text-properties fo:language="en" fo:country="GB" fo:font-weight="bold" officeooo:rsid="01f85f6a" style:font-weight-asian="bold" style:font-weight-complex="bold"/>
    </style:style>
    <style:style style:name="T155" style:family="text">
      <style:text-properties fo:language="en" fo:country="GB" officeooo:rsid="026b809f"/>
    </style:style>
    <style:style style:name="T156" style:family="text">
      <style:text-properties fo:language="en" fo:country="GB" officeooo:rsid="01b3b654"/>
    </style:style>
    <style:style style:name="T157" style:family="text">
      <style:text-properties fo:language="en" fo:country="GB" officeooo:rsid="0273b587"/>
    </style:style>
    <style:style style:name="T158" style:family="text">
      <style:text-properties fo:language="en" fo:country="GB" officeooo:rsid="0274babb"/>
    </style:style>
    <style:style style:name="T159" style:family="text">
      <style:text-properties fo:language="en" fo:country="GB" fo:font-weight="normal" style:font-weight-asian="normal" style:font-weight-complex="normal"/>
    </style:style>
    <style:style style:name="T160" style:family="text">
      <style:text-properties fo:language="en" fo:country="GB" fo:font-weight="normal" officeooo:rsid="01c64a07" style:font-weight-asian="normal" style:font-weight-complex="normal"/>
    </style:style>
    <style:style style:name="T161" style:family="text">
      <style:text-properties fo:language="en" fo:country="GB" fo:font-weight="normal" officeooo:rsid="01b3b654" style:font-weight-asian="normal" style:font-weight-complex="normal"/>
    </style:style>
    <style:style style:name="T162" style:family="text">
      <style:text-properties fo:language="en" fo:country="GB" fo:font-weight="normal" officeooo:rsid="027d8b05" style:font-weight-asian="normal" style:font-weight-complex="normal"/>
    </style:style>
    <style:style style:name="T163" style:family="text">
      <style:text-properties fo:language="en" fo:country="GB" fo:font-weight="normal" officeooo:rsid="01f9085a" style:font-weight-asian="normal" style:font-weight-complex="normal"/>
    </style:style>
    <style:style style:name="T164" style:family="text">
      <style:text-properties fo:language="en" fo:country="GB" officeooo:rsid="02771ea5"/>
    </style:style>
    <style:style style:name="T165" style:family="text">
      <style:text-properties fo:language="en" fo:country="GB" officeooo:rsid="027d8b05"/>
    </style:style>
    <style:style style:name="T166" style:family="text">
      <style:text-properties fo:language="en" fo:country="GB" officeooo:rsid="028a3423"/>
    </style:style>
    <style:style style:name="T167" style:family="text">
      <style:text-properties fo:language="en" fo:country="GB" officeooo:rsid="01f85f6a"/>
    </style:style>
    <style:style style:name="T168" style:family="text">
      <style:text-properties officeooo:rsid="027b4757"/>
    </style:style>
    <style:style style:name="T169" style:family="text">
      <style:text-properties officeooo:rsid="027d8b05"/>
    </style:style>
    <style:style style:name="T170" style:family="text">
      <style:text-properties fo:font-size="12pt" fo:font-weight="bold" style:font-size-asian="12pt" style:font-weight-asian="bold" style:font-size-complex="12pt" style:font-weight-complex="bold"/>
    </style:style>
    <style:style style:name="T171" style:family="text">
      <style:text-properties officeooo:rsid="027e9d6f"/>
    </style:style>
    <style:style style:name="T172" style:family="text">
      <style:text-properties officeooo:rsid="028005d2"/>
    </style:style>
    <style:style style:name="T173" style:family="text">
      <style:text-properties officeooo:rsid="0283ff6b"/>
    </style:style>
    <style:style style:name="T174" style:family="text">
      <style:text-properties officeooo:rsid="02882ee2"/>
    </style:style>
    <style:style style:name="T175" style:family="text">
      <style:text-properties officeooo:rsid="015a9151"/>
    </style:style>
    <style:style style:name="T176" style:family="text">
      <style:text-properties officeooo:rsid="0162d931"/>
    </style:style>
    <style:style style:name="T177" style:family="text">
      <style:text-properties officeooo:rsid="008e6ad1"/>
    </style:style>
    <style:style style:name="T178" style:family="text">
      <style:text-properties officeooo:rsid="028bcd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24" text:outline-level="1"><text:span text:style-name="T172">Lino </text:span>Maintenance Agreement</text:h>
      <text:p text:style-name="P1">(<text:sequence text:ref-name="refStep0" text:name="Step" style:num-format="1">1</text:sequence>) This <text:span text:style-name="T63">Agreement </text:span>is between <text:span text:style-name="T39">Rumma &amp; Ko</text:span> as Provider and <text:span text:style-name="T39">[...]</text:span> as <text:span text:style-name="T1">Client</text:span>.</text:p>
      <text:p text:style-name="P6"><text:span text:style-name="T149">(</text:span><text:span text:style-name="T149"><text:sequence text:ref-name="refStep1" text:name="Step" text:formula="ooow:Step+1" style:num-format="1">2</text:sequence></text:span><text:span text:style-name="T149">) The Provider </text:span><text:span text:style-name="T159">installs</text:span><text:span text:style-name="T146"> </text:span><text:span text:style-name="T165">a </text:span><text:span text:style-name="T157">software </text:span><text:span text:style-name="T146">application </text:span><text:span text:style-name="T157">named </text:span><text:span text:style-name="T150">[...]</text:span><text:span text:style-name="T157"> </text:span><text:span text:style-name="T155">(„A</text:span><text:span text:style-name="T147">pplication“</text:span><text:span text:style-name="T156">) on a </text:span><text:span text:style-name="T161">server</text:span><text:span text:style-name="T156"> provided by the Client </text:span><text:span text:style-name="T164">and </text:span><text:span text:style-name="T158">ensures </text:span><text:span text:style-name="T152">maintenance </text:span><text:span text:style-name="T153">and </text:span><text:span text:style-name="T151">support </text:span><text:span text:style-name="T162">for </text:span><text:span text:style-name="T164">this </text:span><text:span text:style-name="T157">Application</text:span><text:span text:style-name="T160"> </text:span><text:span text:style-name="T162">as detailed below.</text:span></text:p>
      <text:p text:style-name="P21">Support</text:p>
      <text:p text:style-name="P17"><text:span text:style-name="T85">(</text:span><text:span text:style-name="T85"><text:sequence text:ref-name="refStep2" text:name="Step" text:formula="ooow:Step+1" style:num-format="1">3</text:sequence></text:span><text:span text:style-name="T85">) The Client centralizes communication with the Provider through </text:span><text:span text:style-name="T88">a single</text:span><text:span text:style-name="T85"> </text:span><text:span text:style-name="T76">contact person</text:span>.</text:p>
      <text:p text:style-name="P2"><text:span text:style-name="T135">(</text:span><text:span text:style-name="T135"><text:sequence text:ref-name="refStep3" text:name="Step" text:formula="ooow:Step+1" style:num-format="1">4</text:sequence></text:span><text:span text:style-name="T135">) The Provider </text:span><text:span text:style-name="T47">supports </text:span><text:span text:style-name="T62">the Client with using the App­lica­tion by answering, within a reasonable time frame, any questions and problems reported by the contact person</text:span><text:span text:style-name="T72">.</text:span></text:p>
      <text:p text:style-name="P3"><text:span text:style-name="T135">(</text:span><text:span text:style-name="T135"><text:sequence text:ref-name="refStep4" text:name="Step" text:formula="ooow:Step+1" style:num-format="1">5</text:sequence></text:span><text:span text:style-name="T135">) </text:span><text:span text:style-name="T73">Support </text:span><text:span text:style-name="T74">is limited </text:span><text:span text:style-name="T73">to questions and problems </text:span><text:span text:style-name="T116">about </text:span><text:span text:style-name="T73">the Application, </text:span><text:span text:style-name="T106"><text:s/>its </text:span><text:span text:style-name="T73">every-day usage, </text:span><text:span text:style-name="T116">its </text:span><text:span text:style-name="T73">con­figur</text:span><text:span text:style-name="T115">ation</text:span><text:span text:style-name="T73">, diagnosing problems, planning </text:span><text:span text:style-name="T115">and deploying optimizations and </text:span><text:span text:style-name="T73">new features.</text:span></text:p>
      <text:p text:style-name="P15"><text:span text:style-name="T85">(</text:span><text:span text:style-name="T85"><text:sequence text:ref-name="refStep5" text:name="Step" text:formula="ooow:Step+1" style:num-format="1">6</text:sequence></text:span><text:span text:style-name="T85">) The Client is responsible for </text:span><text:span text:style-name="T76">training</text:span><text:span text:style-name="T85"> </text:span><text:span text:style-name="T89">any </text:span><text:span text:style-name="T85">other users and writing </text:span><text:span text:style-name="T77">end-user </text:span><text:span text:style-name="T76">documentation</text:span><text:span text:style-name="T85">.</text:span></text:p>
      <text:p text:style-name="P19"><text:span text:style-name="T131">(</text:span><text:span text:style-name="T131"><text:sequence text:ref-name="refStep6" text:name="Step" text:formula="ooow:Step+1" style:num-format="1">7</text:sequence></text:span><text:span text:style-name="T131">) The Client </text:span><text:span text:style-name="T45">r</text:span><text:span text:style-name="T39">eport</text:span><text:span text:style-name="T46">s</text:span><text:span text:style-name="T39"> </text:span><text:span text:style-name="T46">problems </text:span><text:span text:style-name="T69">concerning the Applica­tion as soon as possible.</text:span></text:p>
      <text:p text:style-name="P38"><text:span text:style-name="T131">(</text:span><text:span text:style-name="T131"><text:sequence text:ref-name="refStep7" text:name="Step" text:formula="ooow:Step+1" style:num-format="1">8</text:sequence></text:span><text:span text:style-name="T131">) The Client a</text:span>nswer<text:span text:style-name="T69">s</text:span> to <text:span text:style-name="T39">callback question</text:span><text:span text:style-name="T44">s</text:span><text:span text:style-name="T39"> </text:span><text:span text:style-name="T69">from the Provider and p</text:span>rovide<text:span text:style-name="T69">s</text:span> any information needed to solve <text:span text:style-name="T69">the </text:span>problem <text:span text:style-name="T69">to the best of their ability.</text:span></text:p>
      <text:p text:style-name="P32"><text:span text:style-name="T90">(</text:span><text:span text:style-name="T90"><text:sequence text:ref-name="refStep31" text:name="Step" text:formula="ooow:Step+1" style:num-format="1">9</text:sequence></text:span><text:span text:style-name="T90">) The Client uses the </text:span><text:span text:style-name="T91">A</text:span><text:span text:style-name="T92">pplication </text:span><text:span text:style-name="T90">in </text:span><text:span text:style-name="T78">good will</text:span><text:span text:style-name="T79"> </text:span><text:span text:style-name="T93">as agreed with </text:span><text:span text:style-name="T94">the </text:span><text:span text:style-name="T93">Provider.</text:span></text:p>
      <text:p text:style-name="Heading_20_2">Maintenance</text:p>
      <text:p text:style-name="P5">(<text:sequence text:ref-name="refStep8" text:name="Step" text:formula="ooow:Step+1" style:num-format="1">10</text:sequence>) The Provider <text:span text:style-name="T48">maintains</text:span><text:span text:style-name="T139"> and </text:span>changes <text:span text:style-name="T138">the source </text:span>code <text:span text:style-name="T137">of the Application as needed.</text:span></text:p>
      <text:p text:style-name="P5">(<text:sequence text:ref-name="refStep9" text:name="Step" text:formula="ooow:Step+1" style:num-format="1">11</text:sequence>) The Provider <text:span text:style-name="T51">install</text:span><text:span text:style-name="T39">s</text:span><text:span text:style-name="T132"> </text:span>new versions of the Application onto the <text:span text:style-name="T140">s</text:span>erver provided by the Client <text:span text:style-name="T139">and cares about </text:span><text:span text:style-name="T48">mi­grating</text:span><text:span text:style-name="T139"> the Client's databases.</text:span></text:p>
      <text:p text:style-name="P5">(<text:sequence text:ref-name="refStep10" text:name="Step" text:formula="ooow:Step+1" style:num-format="1">12</text:sequence>) The Provider <text:span text:style-name="T141">maintains and runs </text:span><text:span text:style-name="T41">automated tests</text:span><text:span text:style-name="T141"> in order to constantly increase stability and decrease the need for manual testing by humans.</text:span></text:p>
      <text:p text:style-name="P9"><text:span text:style-name="T7">(</text:span><text:span text:style-name="T7"><text:sequence text:ref-name="refStep11" text:name="Step" text:formula="ooow:Step+1" style:num-format="1">13</text:sequence></text:span><text:span text:style-name="T7">) </text:span><text:span text:style-name="T14">The </text:span><text:span text:style-name="T31">Provider </text:span><text:span text:style-name="T16">performs </text:span><text:span text:style-name="T53">basic </text:span><text:span text:style-name="T54">manual </text:span><text:span text:style-name="T55">test</text:span><text:span text:style-name="T54">s </text:span><text:span text:style-name="T16">on</text:span><text:span text:style-name="T15"> new ver­sions of the Application </text:span><text:span text:style-name="T17">in order to avoid </text:span><text:span text:style-name="T18">serious problems including but not limited to </text:span><text:span text:style-name="T19">data loss, </text:span><text:span text:style-name="T18">data leaking and </text:span><text:span text:style-name="T20">mal­functioning</text:span><text:span text:style-name="T17">.</text:span></text:p>
      <text:p text:style-name="P9"><text:span text:style-name="T7">(</text:span><text:span text:style-name="T7"><text:sequence text:ref-name="refStep12" text:name="Step" text:formula="ooow:Step+1" style:num-format="1">14</text:sequence></text:span><text:span text:style-name="T7">) </text:span><text:span text:style-name="T14">The </text:span><text:span text:style-name="T15">Client </text:span><text:span text:style-name="T16">performs </text:span><text:span text:style-name="T56">in-deep </text:span><text:span text:style-name="T54">manual </text:span><text:span text:style-name="T55">test</text:span><text:span text:style-name="T54">s </text:span><text:span text:style-name="T16">on</text:span><text:span text:style-name="T15"> new versions of the Application.</text:span></text:p>
      <text:p text:style-name="P11"><text:span text:style-name="T21">(</text:span><text:span text:style-name="T21"><text:sequence text:ref-name="refStep14" text:name="Step" text:formula="ooow:Step+1" style:num-format="1">15</text:sequence></text:span><text:span text:style-name="T21">) The Provider </text:span><text:span text:style-name="T57">reuses </text:span><text:span text:style-name="T58">knowledge </text:span><text:span text:style-name="T22">from </text:span><text:span text:style-name="T23">other </text:span><text:span text:style-name="T24">Free Software </text:span><text:span text:style-name="T23">projects into this project when applicable. </text:span><text:span text:style-name="T25">If the integration itself needs work, then the Client must pay for this time. </text:span><text:span text:style-name="T26">The Client does not need to pay for work done </text:span><text:span text:style-name="T27">for </text:span><text:span text:style-name="T26">these other projects.</text:span></text:p>
      <text:p text:style-name="P4">(<text:sequence text:ref-name="refStep15" text:name="Step" text:formula="ooow:Step+1" style:num-format="1">16</text:sequence>) The Provider <text:span text:style-name="T142">takes care of </text:span><text:span text:style-name="T50">shar</text:span><text:span text:style-name="T52">ing</text:span><text:span text:style-name="T142"> the knowledge ob­tained from this project with other developers. This in­cludes </text:span><text:span text:style-name="T49">publish</text:span><text:span text:style-name="T52">ing</text:span><text:span text:style-name="T137"> the source </text:span>code <text:span text:style-name="T137">of the Application as </text:span><text:span text:style-name="T49">Free Software</text:span><text:span text:style-name="T137"> on a public code repository, writing under­standable code and technical documention. The client pays for the minimal required effort involved in the sharing pro­cess. </text:span><text:span text:style-name="T26">The Client does not need to pay for work done </text:span><text:span text:style-name="T28">for in­tegrating knowledge </text:span><text:span text:style-name="T33">from this project </text:span><text:span text:style-name="T28">into </text:span><text:span text:style-name="T26">other projects.</text:span></text:p>
      <text:p text:style-name="P22"><text:span text:style-name="T71">T</text:span><text:span text:style-name="T70">he Server</text:span></text:p>
      <text:p text:style-name="P14"><text:span text:style-name="T85">(</text:span><text:span text:style-name="T85"><text:sequence text:ref-name="refStep17" text:name="Step" text:formula="ooow:Step+1" style:num-format="1">17</text:sequence></text:span><text:span text:style-name="T85">) The Client </text:span><text:span text:style-name="T117">is responsible for setting </text:span><text:span text:style-name="T86">up and maintain</text:span><text:span text:style-name="T117">ing</text:span><text:span text:style-name="T86"> </text:span><text:span text:style-name="T87">a </text:span><text:span text:style-name="T75">server</text:span><text:span text:style-name="T87"> on which the Application </text:span><text:span text:style-name="T86">is to </text:span><text:span text:style-name="T87">run. </text:span></text:p>
      <text:p text:style-name="P16"><text:span text:style-name="T85">(</text:span><text:span text:style-name="T85"><text:sequence text:ref-name="refStep18" text:name="Step" text:formula="ooow:Step+1" style:num-format="1">18</text:sequence></text:span><text:span text:style-name="T85">) </text:span><text:span text:style-name="T111">The </text:span><text:span text:style-name="T117">S</text:span><text:span text:style-name="T87">erver </text:span><text:span text:style-name="T111">must meet the following requirements</text:span><text:span text:style-name="T87">. <text:s/></text:span><text:span text:style-name="T111">It </text:span><text:span text:style-name="T87">must run a stable Debian operating system. </text:span><text:span text:style-name="T111">It <text:s/>must </text:span><text:span text:style-name="T87">be accessible by the Provider through a secured connection (ssh) </text:span><text:span text:style-name="T107">with </text:span><text:span text:style-name="T108">all per­missions required for the Provider's work.</text:span></text:p>
      <text:p text:style-name="P8"><text:span text:style-name="T97">(</text:span><text:span text:style-name="T97"><text:sequence text:ref-name="refStep19" text:name="Step" text:formula="ooow:Step+1" style:num-format="1">19</text:sequence></text:span><text:span text:style-name="T97">) </text:span><text:span text:style-name="T98">The Client is responsible for the </text:span><text:span text:style-name="T81">system </text:span><text:span text:style-name="T82">administra­tion </text:span><text:span text:style-name="T99">of this server, including </text:span><text:span text:style-name="T98">avail</text:span><text:span text:style-name="T105">a</text:span><text:span text:style-name="T98">bility, reliability, perform­ance and security. </text:span><text:span text:style-name="T100">The Client may </text:span><text:span text:style-name="T101">delegate </text:span><text:span text:style-name="T102">this responsib­ility </text:span><text:span text:style-name="T100">to a third-party hosting provider.</text:span></text:p>
      <text:p text:style-name="P10">(<text:sequence text:ref-name="refStep20" text:name="Step" text:formula="ooow:Step+1" style:num-format="1">20</text:sequence>) System administration especially includes <text:span text:style-name="T39">tech­nical support to the Provider </text:span>for<text:span text:style-name="T109"> problems related to the integration of the </text:span><text:span text:style-name="T110">A</text:span><text:span text:style-name="T109">pplication </text:span><text:span text:style-name="T110">in</text:span><text:span text:style-name="T109">to the </text:span><text:span text:style-name="T110">server system</text:span><text:span text:style-name="T109">, includ­ing but not limited to configuration of mail transfer agent, database and web server.</text:span></text:p>
      <text:p text:style-name="P20"><text:span text:style-name="T174">The Data</text:span></text:p>
      <text:p text:style-name="P34"><text:span text:style-name="T73">(</text:span><text:span text:style-name="T73"><text:sequence text:ref-name="refStep16" text:name="Step" text:formula="ooow:Step+1" style:num-format="1">21</text:sequence></text:span><text:span text:style-name="T73">) </text:span><text:span text:style-name="T70">The Client remains owner of the data </text:span><text:span text:style-name="T112">stored </text:span><text:span text:style-name="T114">in </text:span><text:span text:style-name="T112">the </text:span><text:span text:style-name="T114">databases</text:span><text:span text:style-name="T70">. </text:span><text:span text:style-name="T113">The Provider has no permission whatsoever of using it.</text:span></text:p>
      <text:p text:style-name="P29"><text:span text:style-name="T67">(</text:span><text:span text:style-name="T67"><text:sequence text:ref-name="refStep26" text:name="Step" text:formula="ooow:Step+1" style:num-format="1">22</text:sequence></text:span><text:span text:style-name="T67">) T</text:span>he <text:span text:style-name="T3">Client </text:span><text:span text:style-name="T5">m</text:span>ay provide certain infor<text:span text:style-name="T64">­</text:span>ma<text:span text:style-name="T64">­</text:span>tion to the <text:span text:style-name="T3">Pro­vider </text:span>that is and must be kept confidential.</text:p>
      <text:p text:style-name="P18">(<text:sequence text:ref-name="refStep27" text:name="Step" text:formula="ooow:Step+1" style:num-format="1">23</text:sequence>) The <text:span text:style-name="T1">Confidential Information </text:span>to be disclosed can be described as and in­cludes (a) passwords for accessing <text:span text:style-name="T168">the Server and</text:span> (<text:span text:style-name="T63">b</text:span>) the database content <text:span text:style-name="T168">produced and maintained by the Application.</text:span></text:p>
      <text:p text:style-name="P13"><text:span text:style-name="T66">(</text:span><text:span text:style-name="T66"><text:sequence text:ref-name="refStep28" text:name="Step" text:formula="ooow:Step+1" style:num-format="1">24</text:sequence></text:span><text:span text:style-name="T66">) The </text:span><text:span text:style-name="T29">Confidential Information </text:span><text:span text:style-name="T66">does </text:span><text:span text:style-name="T40">not </text:span><text:span text:style-name="T66">include the Applica­tion itself (source code, documentation, business processes and database schema de­scription).</text:span></text:p>
      <text:p text:style-name="P12">(<text:sequence text:ref-name="refStep29" text:name="Step" text:formula="ooow:Step+1" style:num-format="1">25</text:sequence>) To ensure the pro<text:span text:style-name="T64">­</text:span>tec<text:span text:style-name="T64">­</text:span>tion of such information, and to preserve any confidentiality, <text:span text:style-name="T68">t</text:span>he <text:span text:style-name="T63">Provider </text:span>shall limit disclos­ure of <text:span text:style-name="T133">C</text:span>onfidential Information within its own organization to its directors, employees and/or in­dependent contractors (collec<text:span text:style-name="T65">­</text:span>tively referred to as “affiliates”) having a need to know. The <text:span text:style-name="T63">Provider </text:span>and affiliates will not disclose the con­fidential information obtained from the <text:span text:style-name="T63">Client </text:span>unless re­quired to do so by law.</text:p>
      <text:p text:style-name="P12">(<text:sequence text:ref-name="refStep30" text:name="Step" text:formula="ooow:Step+1" style:num-format="1">26</text:sequence>) This <text:span text:style-name="T63">A</text:span>greement imposes no obligation upon <text:span text:style-name="T134">the Pro­vider </text:span>with respect to any <text:span text:style-name="T133">C</text:span>onfidential Information (a) that was in <text:span text:style-name="T63">Provider</text:span>’s possession before receipt from <text:span text:style-name="T68">Client</text:span>; (b) is or becomes a matter of public knowledge through no fault of <text:span text:style-name="T63">Provider</text:span>; (c) is rightfully received by <text:span text:style-name="T63">Provider </text:span>from a third party not owing a duty of confidentiality to the <text:soft-page-break/><text:span text:style-name="T68">Client</text:span>; (d) is disclosed without a duty of confi­dentiality to a third party by, or with the authorization of, <text:span text:style-name="T68">Client</text:span>; or (e) is inde­pendently derived by <text:span text:style-name="T68">Provider</text:span>.</text:p>
      <text:p text:style-name="P42"><text:span text:style-name="T175">Annual </text:span>fee</text:p>
      <text:p text:style-name="P39"><text:span text:style-name="T120">(</text:span><text:span text:style-name="T120"><text:sequence text:ref-name="refStep35" text:name="Step" text:formula="ooow:Step+1" style:num-format="1">27</text:sequence></text:span><text:span text:style-name="T120">) </text:span><text:span text:style-name="T121">The </text:span><text:span text:style-name="T119">Client </text:span><text:span text:style-name="T122">agrees to </text:span><text:span text:style-name="T119">pay an annual </text:span><text:span text:style-name="T121">fee </text:span><text:span text:style-name="T123">fixed to </text:span><text:span text:style-name="T124">[Base Fee] </text:span><text:span text:style-name="T123">€ / year </text:span><text:span text:style-name="T126">on </text:span><text:span text:style-name="T125">[Date]</text:span><text:span text:style-name="T126">.</text:span></text:p>
      <text:p text:style-name="P35"><text:span text:style-name="T73">(</text:span><text:span text:style-name="T73"><text:sequence text:ref-name="refStep36" text:name="Step" text:formula="ooow:Step+1" style:num-format="1">28</text:sequence></text:span><text:span text:style-name="T73">) </text:span>The <text:span text:style-name="T176">annual </text:span>fee is adapted yearly according to the <text:span text:style-name="T177"><text:s/></text:span>consumer price index published by the national statistics board in the client's country.</text:p>
      <text:p text:style-name="P37"><text:span text:style-name="T135">(</text:span><text:span text:style-name="T135"><text:sequence text:ref-name="refStep37" text:name="Step" text:formula="ooow:Step+1" style:num-format="1">29</text:sequence></text:span><text:span text:style-name="T135">) The Provider issues invoices as needed and mentioning the covered period. </text:span></text:p>
      <text:p text:style-name="P35"><text:span text:style-name="T73">(</text:span><text:span text:style-name="T73"><text:sequence text:ref-name="refStep39" text:name="Step" text:formula="ooow:Step+1" style:num-format="1">30</text:sequence></text:span><text:span text:style-name="T73">) The fee </text:span><text:span text:style-name="T129">may be adapted </text:span><text:span text:style-name="T130">by the Provider once per year depending on changed circumstances or market situation. In case the fee increases by more than </text:span><text:span text:style-name="T83">5%</text:span><text:span text:style-name="T130">, the Provider must announce the price change at least </text:span><text:span text:style-name="T84">three </text:span><text:span text:style-name="T83">month</text:span><text:span text:style-name="T84">s</text:span><text:span text:style-name="T83"> </text:span><text:span text:style-name="T130">in advance.</text:span></text:p>
      <text:p text:style-name="P41"><text:span text:style-name="T178">Hourly w</text:span>ork</text:p>
      <text:p text:style-name="P26">(<text:sequence text:ref-name="refStep22" text:name="Step" text:formula="ooow:Step+1" style:num-format="1">31</text:sequence>) The Provider <text:span text:style-name="T173">writes detailed </text:span><text:span text:style-name="T59">service </text:span><text:span text:style-name="T39">report</text:span><text:span text:style-name="T61">s</text:span> <text:span text:style-name="T136">showing the concrete work they invested into this project.</text:span></text:p>
      <text:p text:style-name="P39"><text:span text:style-name="T148">(</text:span><text:span text:style-name="T148"><text:sequence text:ref-name="refStep21" text:name="Step" text:formula="ooow:Step+1" style:num-format="1">32</text:sequence></text:span><text:span text:style-name="T148">) </text:span><text:span text:style-name="T166">Any reported work done by the </text:span><text:span text:style-name="T148">Provider</text:span><text:span text:style-name="T167"> for </text:span><text:span text:style-name="T148">this project </text:span><text:span text:style-name="T167">is to be </text:span><text:span text:style-name="T154">paid per hour by the Client </text:span><text:span text:style-name="T167">unless it was </text:span><text:span text:style-name="T163">caused </text:span><text:span text:style-name="T146">by the Provider's fault.</text:span></text:p>
      <text:p text:style-name="P28"><text:span text:style-name="T132">(</text:span><text:span text:style-name="T132"><text:sequence text:ref-name="refStep24" text:name="Step" text:formula="ooow:Step+1" style:num-format="1">33</text:sequence></text:span><text:span text:style-name="T132">) </text:span>The <text:span text:style-name="T143">Provider writes invoices for hourly work either in advance or afterwards.</text:span></text:p>
      <text:p text:style-name="P40">Miscellaneous</text:p>
      <text:p text:style-name="P36"><text:span text:style-name="T73">(</text:span><text:span text:style-name="T73"><text:sequence text:ref-name="refStep23" text:name="Step" text:formula="ooow:Step+1" style:num-format="1">34</text:sequence></text:span><text:span text:style-name="T73">) The Client p</text:span><text:span text:style-name="T70">a</text:span><text:span text:style-name="T72">ys the </text:span><text:span text:style-name="T128">invoices issued by the Provider </text:span><text:span text:style-name="T72">by the agreed time.</text:span></text:p>
      <text:p text:style-name="P33"><text:span text:style-name="T7">(</text:span><text:span text:style-name="T7"><text:sequence text:ref-name="refStep32" text:name="Step" text:formula="ooow:Step+1" style:num-format="1">35</text:sequence></text:span><text:span text:style-name="T7">) B</text:span><text:span text:style-name="T6">oth parties do their best </text:span><text:span text:style-name="T9">for </text:span><text:span text:style-name="T95">maintain</text:span><text:span text:style-name="T96">ing</text:span><text:span text:style-name="T95"> </text:span><text:span text:style-name="T80">good com­munication </text:span><text:span text:style-name="T95">with </text:span><text:span text:style-name="T96">each other </text:span><text:span text:style-name="T95">at all times.</text:span></text:p>
      <text:p text:style-name="P30"><text:span text:style-name="T7">(</text:span><text:span text:style-name="T7"><text:sequence text:ref-name="refStep13" text:name="Step" text:formula="ooow:Step+1" style:num-format="1">36</text:sequence></text:span><text:span text:style-name="T7">) B</text:span><text:span text:style-name="T6">oth parties do their best </text:span><text:span text:style-name="T9">for </text:span><text:span text:style-name="T42">avoid</text:span><text:span text:style-name="T43">ing</text:span><text:span text:style-name="T42"> and resolv</text:span><text:span text:style-name="T43">ing</text:span><text:span text:style-name="T42"> </text:span><text:span text:style-name="T60">any </text:span><text:span text:style-name="T42">problem </text:span><text:span text:style-name="T35">that might occur</text:span><text:span text:style-name="T8">.</text:span></text:p>
      <text:p text:style-name="P27"><text:span text:style-name="T1">(</text:span><text:span text:style-name="T1"><text:sequence text:ref-name="refStep25" text:name="Step" text:formula="ooow:Step+1" style:num-format="1">37</text:sequence></text:span><text:span text:style-name="T1">) </text:span><text:span text:style-name="T36">Either party has the right to </text:span><text:span text:style-name="T37">terminate </text:span><text:span text:style-name="T36">this Agreement if the other Party fails to do their responsibility.</text:span><text:span text:style-name="T37"> </text:span><text:span text:style-name="T38">Such </text:span><text:span text:style-name="T37"><text:s/>termination </text:span><text:span text:style-name="T38">and its reason </text:span><text:span text:style-name="T37">must be communicated in </text:span><text:span text:style-name="T38">a </text:span><text:span text:style-name="T37">written </text:span><text:span text:style-name="T38">statement </text:span><text:span text:style-name="T37">and with a </text:span><text:span text:style-name="T38">confirmation of</text:span><text:span text:style-name="T37"> receipt.</text:span></text:p>
      <text:p text:style-name="P23">Signatures</text:p>
      <text:p text:style-name="P31"><text:span text:style-name="T21">(</text:span><text:span text:style-name="T21"><text:sequence text:ref-name="refStep33" text:name="Step" text:formula="ooow:Step+1" style:num-format="1">38</text:sequence></text:span><text:span text:style-name="T21">) </text:span><text:span text:style-name="T103">This </text:span><text:span text:style-name="T104">is a confidential </text:span><text:span text:style-name="T103">agreement </text:span><text:span text:style-name="T104">signed between the Provider and the Client. Both parties keep it confidential from other parties. </text:span></text:p>
      <text:p text:style-name="P12"><text:span text:style-name="T4">(</text:span><text:span text:style-name="T4"><text:sequence text:ref-name="refStep34" text:name="Step" text:formula="ooow:Step+1" style:num-format="1">39</text:sequence></text:span><text:span text:style-name="T4">) T</text:span><text:span text:style-name="T2">he parties acknowledge that they have read and un­derstand this Agreement and accept the duties and obliga­tions set forth herein.</text:span></text:p>
      <text:p text:style-name="P7"><text:span text:style-name="T144">(Dates, names and signatures)<text:line-break/><text:line-break/><text:line-break/><text:line-break/></text:span><text:line-break/><text:span text:style-name="T145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style:page-number="auto"/>
      <style:text-properties style:font-name="Liberation Sans" fo:font-family="'Liberation Sans'" style:font-style-name="Regular" style:font-family-generic="swiss" style:font-pitch="variable" fo:font-size="10pt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mm" fo:margin-bottom="0.49mm" loext:contextual-spacing="false" fo:text-align="justify" style:justify-single-word="false" style:page-number="auto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1.99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ocabulaire" style:family="paragraph" style:parent-style-name="Standard">
      <style:paragraph-properties>
        <style:tab-stops>
          <style:tab-stop style:position="84.67mm"/>
        </style:tab-stops>
      </style:paragraph-properties>
      <style:text-properties style:font-name="Times New Roman" fo:font-family="'Times New Roman'" style:font-family-generic="roman" style:font-pitch="variable" fo:font-size="12pt" style:font-size-asian="16pt" style:font-size-complex="16pt"/>
    </style:style>
    <style:style style:name="Remplissez" style:family="paragraph" style:parent-style-name="Vocabulaire">
      <style:paragraph-properties fo:margin-top="1.99mm" fo:margin-bottom="1.99mm" loext:contextual-spacing="false" style:line-height-at-least="6mm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text-properties officeooo:paragraph-rsid="027e9d6f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3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4" style:family="paragraph" style:parent-style-name="Standard">
      <style:text-properties officeooo:paragraph-rsid="027e9d6f"/>
    </style:style>
    <style:style style:name="MP5" style:family="paragraph" style:parent-style-name="Footer">
      <style:text-properties fo:language="en" fo:country="US" officeooo:paragraph-rsid="027e9d6f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T3" style:family="text">
      <style:text-properties officeooo:rsid="027e9d6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aper-tray-name="Manual Feed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000000" fo:border-left="none" fo:border-right="none" fo:padding="0.49mm" style:shadow="none" fo:background-color="transparent" style:dynamic-spacing="false" draw:fill="none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cfe7f5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2"><draw:frame draw:style-name="Mfr1" draw:name="Image2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3"><draw:frame draw:style-name="Mfr2" draw:name="Image4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2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<text:span text:style-name="MT3">Maintenance </text:span>Agreement <text:date style:data-style-name="N84" text:date-value="2017-02-19T05:36:03.176777889">2017-02-19</text:date> <text:s/><text:time style:data-style-name="N40" text:time-value="2017-02-19T05:36:03.176959566">05:35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3-06-04T12:59:21</meta:creation-date>
    <dc:date>2017-02-19T05:36:03.055534807</dc:date>
    <meta:editing-duration>P1DT9H47M51S</meta:editing-duration>
    <meta:editing-cycles>611</meta:editing-cycles>
    <meta:generator>LibreOffice/5.1.4.2$Linux_X86_64 LibreOffice_project/10m0$Build-2</meta:generator>
    <dc:creator>Luc Saffre</dc:creator>
    <meta:document-statistic meta:table-count="1" meta:image-count="2" meta:object-count="0" meta:page-count="2" meta:paragraph-count="53" meta:word-count="1053" meta:character-count="6711" meta:non-whitespace-character-count="5686"/>
  </office:meta>
</office:document-meta>
</file>